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UMMONS TO HEAVEN (4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UMMONS TO HEAVEN (4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vision (4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voice (4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UMMONS TO HEAVEN (4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SIGHTS IN HEAVEN (4:2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SIGHTS IN HEAVEN (4:2-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ohn sees someone seated on a throne (4:2-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ohn sees an emerald rainbow above the throne (4:3b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ohn sees many creatures surrounding the throne (4:4, 5b, 6b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John sees many creatures surrounding the throne (4:4, 5b, 6b-8).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wenty-four elders (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Seven spirits of God (4:5b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Four living creatures (4:6b-8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<text:s text:c="1"/>Four living creatures (4:6b-8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Their description (4:6b-8a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ir description (4:6b-8a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y are covered with eyes (4:6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rst has the appearance of a lion; the second, an ox; the third, a man; and the fourth, a flying eagle (4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Each has six wings (4:8a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Four living creatures (4:6b-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description (4:6b-8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duties (4:8b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John sees many creatures surrounding the throne (4:4, 5b, 6b-8).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wenty-four elders (4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even spirits of God (4:5b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our living creatures (4:6b-8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SIGHTS IN HEAVEN (4:2-8)<text:s text:c="1"/></text:span><text:span text:style-name="a569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John sees someone seated on a throne (4:2-3a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hn sees an emerald rainbow above the throne (4:3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John sees many creatures surrounding the throne (4:4, 5b, 6b-8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ohn sees a crystal sea of glass in front of the throne (4:6a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ohn sees a storm developing from the throne (4:5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REVELATION 4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SUMMONS TO HEAVEN (4: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SIGHTS IN HEAVEN (4:2-8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SONG OF HEAVEN (4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SONG OF HEAVEN (4:9-11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ers (4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ng (4:11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REVELATION 4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SUMMONS TO HEAVEN (4: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SIGHTS IN HEAVEN (4:2-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SONG OF HEAVEN (4:9-11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4</dc:title>
    <meta:initial-creator>David STRICKLAND</meta:initial-creator>
    <dc:creator>David STRICKLAND</dc:creator>
    <meta:creation-date>2020-02-22T19:35:20Z</meta:creation-date>
    <dc:date>2020-02-22T19:35:20Z</dc:date>
    <meta:template xlink:href="BibleStudy" xlink:type="simple"/>
    <meta:editing-cycles>1</meta:editing-cycles>
    <meta:editing-duration>PT0S</meta:editing-duration>
    <meta:document-statistic meta:paragraph-count="46" meta:word-count="386"/>
  </office:meta>
</office:document-meta>
</file>